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4.47pt" svg:height="255.4pt" svg:x="61pt" svg:y="89.57pt">
            <loext:p draw:notify-on-update-of-ranges="Sheet1.A3:Sheet1.A6 Sheet1.B1:Sheet1.B1 Sheet1.B3:Sheet1.B6 Sheet1.C3:Sheet1.C6 Sheet1.C3:Sheet1.C6 Sheet1.H1:Sheet1.H1 Sheet1.H3:Sheet1.H6 Sheet1.I3:Sheet1.I6 Sheet1.I3:Sheet1.I6 Sheet1.J1:Sheet1.J1 Sheet1.J3:Sheet1.J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select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ObjectsWaitAny() - Linux PA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ObjectsWaitAny() - Linux PAL+SC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ObjectsWaitAny() - Linux PAL+RM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ObjectsWaitAny() - SGX PAL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64 sockets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6.128" calcext:value-type="float">
            <text:p>6.1280</text:p>
          </table:table-cell>
          <table:table-cell office:value-type="float" office:value="0.0015" calcext:value-type="float">
            <text:p>0.0015</text:p>
          </table:table-cell>
          <table:table-cell office:value-type="float" office:value="6.054" calcext:value-type="float">
            <text:p>6.0540</text:p>
          </table:table-cell>
          <table:table-cell office:value-type="float" office:value="0.001" calcext:value-type="float">
            <text:p>0.0010</text:p>
          </table:table-cell>
          <table:table-cell office:value-type="float" office:value="6.0268" calcext:value-type="float">
            <text:p>6.0268</text:p>
          </table:table-cell>
          <table:table-cell office:value-type="float" office:value="0.0009" calcext:value-type="float">
            <text:p>0.0009</text:p>
          </table:table-cell>
          <table:table-cell office:value-type="float" office:value="9.3401" calcext:value-type="float">
            <text:p>9.3401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128 sockets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6.2955" calcext:value-type="float">
            <text:p>16.2955</text:p>
          </table:table-cell>
          <table:table-cell office:value-type="float" office:value="0.0016" calcext:value-type="float">
            <text:p>0.0016</text:p>
          </table:table-cell>
          <table:table-cell office:value-type="float" office:value="16.1301" calcext:value-type="float">
            <text:p>16.1301</text:p>
          </table:table-cell>
          <table:table-cell office:value-type="float" office:value="0.0019" calcext:value-type="float">
            <text:p>0.0019</text:p>
          </table:table-cell>
          <table:table-cell office:value-type="float" office:value="16.2004" calcext:value-type="float">
            <text:p>16.2004</text:p>
          </table:table-cell>
          <table:table-cell office:value-type="float" office:value="0.0015" calcext:value-type="float">
            <text:p>0.0015</text:p>
          </table:table-cell>
          <table:table-cell office:value-type="float" office:value="21.047" calcext:value-type="float">
            <text:p>21.0470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256 sockets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0001" calcext:value-type="float">
            <text:p>0.0001</text:p>
          </table:table-cell>
          <table:table-cell office:value-type="float" office:value="46.2483" calcext:value-type="float">
            <text:p>46.2483</text:p>
          </table:table-cell>
          <table:table-cell office:value-type="float" office:value="0.0049" calcext:value-type="float">
            <text:p>0.0049</text:p>
          </table:table-cell>
          <table:table-cell office:value-type="float" office:value="46.1866" calcext:value-type="float">
            <text:p>46.1866</text:p>
          </table:table-cell>
          <table:table-cell office:value-type="float" office:value="0.0058" calcext:value-type="float">
            <text:p>0.0058</text:p>
          </table:table-cell>
          <table:table-cell office:value-type="float" office:value="45.4416" calcext:value-type="float">
            <text:p>45.4416</text:p>
          </table:table-cell>
          <table:table-cell office:value-type="float" office:value="0.005" calcext:value-type="float">
            <text:p>0.0050</text:p>
          </table:table-cell>
          <table:table-cell office:value-type="float" office:value="56.0669" calcext:value-type="float">
            <text:p>56.0669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string" calcext:value-type="string">
            <text:p>512 sockets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137.2349" calcext:value-type="float">
            <text:p>137.2349</text:p>
          </table:table-cell>
          <table:table-cell office:value-type="float" office:value="0.176" calcext:value-type="float">
            <text:p>0.1760</text:p>
          </table:table-cell>
          <table:table-cell office:value-type="float" office:value="139.5432" calcext:value-type="float">
            <text:p>139.5432</text:p>
          </table:table-cell>
          <table:table-cell office:value-type="float" office:value="0.0305" calcext:value-type="float">
            <text:p>0.0305</text:p>
          </table:table-cell>
          <table:table-cell office:value-type="float" office:value="137.375" calcext:value-type="float">
            <text:p>137.3750</text:p>
          </table:table-cell>
          <table:table-cell office:value-type="float" office:value="0.0304" calcext:value-type="float">
            <text:p>0.0304</text:p>
          </table:table-cell>
          <table:table-cell office:value-type="float" office:value="167.0267" calcext:value-type="float">
            <text:p>167.0267</text:p>
          </table:table-cell>
          <table:table-cell office:value-type="float" office:value="7.8031" calcext:value-type="float">
            <text:p>7.8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40:24.526426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6:50:43.296894009</dc:date>
    <meta:editing-duration>PT10H26M24S</meta:editing-duration>
    <meta:editing-cycles>27</meta:editing-cycles>
    <meta:generator>LibreOffice/5.1.6.2$Linux_X86_64 LibreOffice_project/1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bow-ti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square" chart:symbol-width="0.3cm" chart:symbol-height="0.3cm" chart:link-data-style-to-source="true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5" style:family="chart">
      <style:graphic-properties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681cm" svg:height="9.011cm" xlink:href=".." xlink:type="simple" chart:class="chart:line" chart:style-name="ch1">
        <chart:legend svg:x="0cm" svg:y="0.185cm" style:legend-expansion="custom" chartooo:width="15.681cm" chartooo:height="1.555cm" style:legend-expansion-aspect-ratio="10.0842443729904" chart:style-name="ch2"/>
        <chart:plot-area chart:style-name="ch3" table:cell-range-address="Sheet1.A3:Sheet1.B6 Sheet1.B1:Sheet1.B1 Sheet1.H1:Sheet1.H1 Sheet1.H3:Sheet1.H6 Sheet1.J1:Sheet1.J1 Sheet1.J3:Sheet1.J6" chart:data-source-has-labels="both" svg:x="2.393cm" svg:y="2.146cm" svg:width="12.749cm" svg:height="5.551cm">
          <chartooo:coordinate-region svg:x="4.041cm" svg:y="2.423cm" svg:width="9.935cm" svg:height="4.473cm"/>
          <chart:axis chart:dimension="x" chart:name="primary-x" chart:style-name="ch4" chartooo:axis-type="auto">
            <chartooo:date-scale/>
            <chart:title svg:x="5.175cm" svg:y="7.929cm" chart:style-name="ch5">
              <text:p>Number of incoming sockets</text:p>
            </chart:title>
            <chart:categories table:cell-range-address="Sheet1.A3:Sheet1.A6"/>
          </chart:axis>
          <chart:axis chart:dimension="y" chart:name="primary-y" chart:style-name="ch6">
            <chart:title svg:x="0.273cm" svg:y="8.157cm" chart:style-name="ch7">
              <text:p>PAL call / pthread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1.H3:Sheet1.H6" chart:label-cell-address="Sheet1.H1:Sheet1.H1" chart:class="chart:line">
            <chart:error-indicator chart:style-name="ch13" chart:dimension="y"/>
            <chart:data-point chart:repeated="4"/>
          </chart:series>
          <chart:series chart:style-name="ch14" chart:values-cell-range-address="Sheet1.J3:Sheet1.J6" chart:label-cell-address="Sheet1.J1:Sheet1.J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() -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ObjectsWaitAny() - Linux PAL+RM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ObjectsWaitAny() - SGX PAL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 sockets</text:p>
                <draw:g>
                  <svg:desc>Sheet1.A3:Sheet1.A6</svg:desc>
                </draw:g>
              </table:table-cell>
              <table:table-cell office:value-type="float" office:value="0.2738">
                <text:p>0.2738</text:p>
                <draw:g>
                  <svg:desc>Sheet1.B3:Sheet1.B6</svg:desc>
                </draw:g>
              </table:table-cell>
              <table:table-cell office:value-type="float" office:value="0.0001">
                <text:p>0.0001</text:p>
                <draw:g>
                  <svg:desc>Sheet1.C3:Sheet1.C6</svg:desc>
                </draw:g>
              </table:table-cell>
              <table:table-cell office:value-type="float" office:value="0.0001">
                <text:p>0.0001</text:p>
                <draw:g>
                  <svg:desc>Sheet1.C3:Sheet1.C6</svg:desc>
                </draw:g>
              </table:table-cell>
              <table:table-cell office:value-type="float" office:value="6.0268">
                <text:p>6.0268</text:p>
                <draw:g>
                  <svg:desc>Sheet1.H3:Sheet1.H6</svg:desc>
                </draw:g>
              </table:table-cell>
              <table:table-cell office:value-type="float" office:value="0.0009">
                <text:p>0.0009</text:p>
                <draw:g>
                  <svg:desc>Sheet1.I3:Sheet1.I6</svg:desc>
                </draw:g>
              </table:table-cell>
              <table:table-cell office:value-type="float" office:value="0.0009">
                <text:p>0.0009</text:p>
                <draw:g>
                  <svg:desc>Sheet1.I3:Sheet1.I6</svg:desc>
                </draw:g>
              </table:table-cell>
              <table:table-cell office:value-type="float" office:value="9.3401">
                <text:p>9.3401</text:p>
                <draw:g>
                  <svg:desc>Sheet1.J3:Sheet1.J6</svg:desc>
                </draw:g>
              </table:table-cell>
            </table:table-row>
            <table:table-row>
              <table:table-cell office:value-type="string">
                <text:p>128 sockets</text:p>
              </table:table-cell>
              <table:table-cell office:value-type="float" office:value="0.2745">
                <text:p>0.2745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16.2004">
                <text:p>16.2004</text:p>
              </table:table-cell>
              <table:table-cell office:value-type="float" office:value="0.0015">
                <text:p>0.0015</text:p>
              </table:table-cell>
              <table:table-cell office:value-type="float" office:value="0.0015">
                <text:p>0.0015</text:p>
              </table:table-cell>
              <table:table-cell office:value-type="float" office:value="21.047">
                <text:p>21.047</text:p>
              </table:table-cell>
            </table:table-row>
            <table:table-row>
              <table:table-cell office:value-type="string">
                <text:p>256 sockets</text:p>
              </table:table-cell>
              <table:table-cell office:value-type="float" office:value="0.2739">
                <text:p>0.2739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45.4416">
                <text:p>45.441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56.0669">
                <text:p>56.0669</text:p>
              </table:table-cell>
            </table:table-row>
            <table:table-row>
              <table:table-cell office:value-type="string">
                <text:p>512 sockets</text:p>
              </table:table-cell>
              <table:table-cell office:value-type="float" office:value="0.2738">
                <text:p>0.273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137.375">
                <text:p>137.375</text:p>
              </table:table-cell>
              <table:table-cell office:value-type="float" office:value="0.0304">
                <text:p>0.0304</text:p>
              </table:table-cell>
              <table:table-cell office:value-type="float" office:value="0.0304">
                <text:p>0.0304</text:p>
              </table:table-cell>
              <table:table-cell office:value-type="float" office:value="167.0267">
                <text:p>167.0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